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700000027AEF159F5136C57AA.png" manifest:media-type="image/png"/>
  <manifest:file-entry manifest:full-path="Pictures/100001700000041400000414B0FA4FF68F7FB4A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63cm" table:align="left"/>
    </style:style>
    <style:style style:name="Table1.A" style:family="table-column">
      <style:table-column-properties style:column-width="4.56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58cm" table:align="left"/>
    </style:style>
    <style:style style:name="Table2.A" style:family="table-column">
      <style:table-column-properties style:column-width="3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5.824cm" table:align="left"/>
    </style:style>
    <style:style style:name="Table4.A" style:family="table-column">
      <style:table-column-properties style:column-width="5.82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824cm" table:align="left"/>
    </style:style>
    <style:style style:name="Table5.A" style:family="table-column">
      <style:table-column-properties style:column-width="5.82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8.555cm" table:align="left"/>
    </style:style>
    <style:style style:name="Table6.A" style:family="table-column">
      <style:table-column-properties style:column-width="8.55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565cm" table:align="left"/>
    </style:style>
    <style:style style:name="Table7.A" style:family="table-column">
      <style:table-column-properties style:column-width="6.56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162cm" table:align="left"/>
    </style:style>
    <style:style style:name="Table8.A" style:family="table-column">
      <style:table-column-properties style:column-width="15.16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998cm" table:align="left"/>
    </style:style>
    <style:style style:name="Table9.A" style:family="table-column">
      <style:table-column-properties style:column-width="1.9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824cm" table:align="left"/>
    </style:style>
    <style:style style:name="Table10.A" style:family="table-column">
      <style:table-column-properties style:column-width="4.82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4.286cm" table:align="left"/>
    </style:style>
    <style:style style:name="Table11.A" style:family="table-column">
      <style:table-column-properties style:column-width="4.28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8.207cm" table:align="left"/>
    </style:style>
    <style:style style:name="Table13.A" style:family="table-column">
      <style:table-column-properties style:column-width="8.20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7.955cm" table:align="left"/>
    </style:style>
    <style:style style:name="Table16.A" style:family="table-column">
      <style:table-column-properties style:column-width="7.95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6.839cm" table:align="left"/>
    </style:style>
    <style:style style:name="Table17.A" style:family="table-column">
      <style:table-column-properties style:column-width="6.83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7.177cm" table:align="left"/>
    </style:style>
    <style:style style:name="Table18.A" style:family="table-column">
      <style:table-column-properties style:column-width="7.177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6.884cm" table:align="left"/>
    </style:style>
    <style:style style:name="Table19.A" style:family="table-column">
      <style:table-column-properties style:column-width="6.88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7.491cm" table:align="left"/>
    </style:style>
    <style:style style:name="Table20.A" style:family="table-column">
      <style:table-column-properties style:column-width="7.49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5.773cm" table:align="left"/>
    </style:style>
    <style:style style:name="Table21.A" style:family="table-column">
      <style:table-column-properties style:column-width="5.77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3.614cm" table:align="left"/>
    </style:style>
    <style:style style:name="Table22.A" style:family="table-column">
      <style:table-column-properties style:column-width="3.61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2.402cm" table:align="left"/>
    </style:style>
    <style:style style:name="Table24.A" style:family="table-column">
      <style:table-column-properties style:column-width="2.40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2.402cm" table:align="left"/>
    </style:style>
    <style:style style:name="Table25.A" style:family="table-column">
      <style:table-column-properties style:column-width="2.40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214cm" table:align="left"/>
    </style:style>
    <style:style style:name="Table26.A" style:family="table-column">
      <style:table-column-properties style:column-width="3.21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037cm" table:align="left"/>
    </style:style>
    <style:style style:name="Table27.A" style:family="table-column">
      <style:table-column-properties style:column-width="3.037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3.695cm" table:align="left"/>
    </style:style>
    <style:style style:name="Table28.A" style:family="table-column">
      <style:table-column-properties style:column-width="3.695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4.099cm" table:align="left"/>
    </style:style>
    <style:style style:name="Table29.A" style:family="table-column">
      <style:table-column-properties style:column-width="4.099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298cm" table:align="left"/>
    </style:style>
    <style:style style:name="Table30.A" style:family="table-column">
      <style:table-column-properties style:column-width="0.29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.139cm" table:align="left"/>
    </style:style>
    <style:style style:name="Table31.A" style:family="table-column">
      <style:table-column-properties style:column-width="1.139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954cm" table:align="left"/>
    </style:style>
    <style:style style:name="Table32.A" style:family="table-column">
      <style:table-column-properties style:column-width="0.95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642cm" table:align="left"/>
    </style:style>
    <style:style style:name="Table33.A" style:family="table-column">
      <style:table-column-properties style:column-width="1.642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.356cm" table:align="left"/>
    </style:style>
    <style:style style:name="Table34.A" style:family="table-column">
      <style:table-column-properties style:column-width="1.356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406cm" table:align="left"/>
    </style:style>
    <style:style style:name="Table36.A" style:family="table-column">
      <style:table-column-properties style:column-width="4.40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.351cm" table:align="left"/>
    </style:style>
    <style:style style:name="Table38.A" style:family="table-column">
      <style:table-column-properties style:column-width="1.351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.378cm" table:align="left"/>
    </style:style>
    <style:style style:name="Table39.A" style:family="table-column">
      <style:table-column-properties style:column-width="1.37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3.528cm" table:align="left"/>
    </style:style>
    <style:style style:name="Table40.A" style:family="table-column">
      <style:table-column-properties style:column-width="3.52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2.475cm" table:align="left"/>
    </style:style>
    <style:style style:name="Table42.A" style:family="table-column">
      <style:table-column-properties style:column-width="2.475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8.156cm" table:align="left"/>
    </style:style>
    <style:style style:name="Table43.A" style:family="table-column">
      <style:table-column-properties style:column-width="8.156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.051cm" table:align="left"/>
    </style:style>
    <style:style style:name="Table44.A" style:family="table-column">
      <style:table-column-properties style:column-width="1.051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8.797cm" table:align="left"/>
    </style:style>
    <style:style style:name="Table45.A" style:family="table-column">
      <style:table-column-properties style:column-width="8.797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298cm" table:align="left"/>
    </style:style>
    <style:style style:name="Table46.A" style:family="table-column">
      <style:table-column-properties style:column-width="0.298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3.141cm" table:align="left"/>
    </style:style>
    <style:style style:name="Table47.A" style:family="table-column">
      <style:table-column-properties style:column-width="3.141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8.823cm" table:align="left"/>
    </style:style>
    <style:style style:name="Table48.A" style:family="table-column">
      <style:table-column-properties style:column-width="8.82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.051cm" table:align="left"/>
    </style:style>
    <style:style style:name="Table49.A" style:family="table-column">
      <style:table-column-properties style:column-width="1.051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8.183cm" table:align="left"/>
    </style:style>
    <style:style style:name="Table50.A" style:family="table-column">
      <style:table-column-properties style:column-width="8.183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0.298cm" table:align="left"/>
    </style:style>
    <style:style style:name="Table51.A" style:family="table-column">
      <style:table-column-properties style:column-width="0.298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219cm" table:align="left"/>
    </style:style>
    <style:style style:name="Table52.A" style:family="table-column">
      <style:table-column-properties style:column-width="1.21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475cm" table:align="left"/>
    </style:style>
    <style:style style:name="Table53.A" style:family="table-column">
      <style:table-column-properties style:column-width="2.475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8.156cm" table:align="left"/>
    </style:style>
    <style:style style:name="Table54.A" style:family="table-column">
      <style:table-column-properties style:column-width="8.156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.051cm" table:align="left"/>
    </style:style>
    <style:style style:name="Table55.A" style:family="table-column">
      <style:table-column-properties style:column-width="1.051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8.797cm" table:align="left"/>
    </style:style>
    <style:style style:name="Table56.A" style:family="table-column">
      <style:table-column-properties style:column-width="8.797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298cm" table:align="left"/>
    </style:style>
    <style:style style:name="Table57.A" style:family="table-column">
      <style:table-column-properties style:column-width="0.298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3.582cm" table:align="left"/>
    </style:style>
    <style:style style:name="Table58.A" style:family="table-column">
      <style:table-column-properties style:column-width="3.582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298cm" table:align="left"/>
    </style:style>
    <style:style style:name="Table59.A" style:family="table-column">
      <style:table-column-properties style:column-width="0.298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.351cm" table:align="left"/>
    </style:style>
    <style:style style:name="Table60.A" style:family="table-column">
      <style:table-column-properties style:column-width="1.351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.378cm" table:align="left"/>
    </style:style>
    <style:style style:name="Table61.A" style:family="table-column">
      <style:table-column-properties style:column-width="1.37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7.366cm" table:align="left"/>
    </style:style>
    <style:style style:name="Table62.A" style:family="table-column">
      <style:table-column-properties style:column-width="7.366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298cm" table:align="left"/>
    </style:style>
    <style:style style:name="Table63.A" style:family="table-column">
      <style:table-column-properties style:column-width="0.298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2.131cm" table:align="left"/>
    </style:style>
    <style:style style:name="Table64.A" style:family="table-column">
      <style:table-column-properties style:column-width="2.131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7.747cm" table:align="left"/>
    </style:style>
    <style:style style:name="Table65.A" style:family="table-column">
      <style:table-column-properties style:column-width="7.747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1.051cm" table:align="left"/>
    </style:style>
    <style:style style:name="Table66.A" style:family="table-column">
      <style:table-column-properties style:column-width="1.051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8.916cm" table:align="left"/>
    </style:style>
    <style:style style:name="Table67.A" style:family="table-column">
      <style:table-column-properties style:column-width="8.916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0.298cm" table:align="left"/>
    </style:style>
    <style:style style:name="Table68.A" style:family="table-column">
      <style:table-column-properties style:column-width="0.298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3.519cm" table:align="left"/>
    </style:style>
    <style:style style:name="Table69.A" style:family="table-column">
      <style:table-column-properties style:column-width="3.519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7.747cm" table:align="left"/>
    </style:style>
    <style:style style:name="Table70.A" style:family="table-column">
      <style:table-column-properties style:column-width="7.747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.051cm" table:align="left"/>
    </style:style>
    <style:style style:name="Table71.A" style:family="table-column">
      <style:table-column-properties style:column-width="1.051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8.916cm" table:align="left"/>
    </style:style>
    <style:style style:name="Table72.A" style:family="table-column">
      <style:table-column-properties style:column-width="8.916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298cm" table:align="left"/>
    </style:style>
    <style:style style:name="Table73.A" style:family="table-column">
      <style:table-column-properties style:column-width="0.298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.378cm" table:align="left"/>
    </style:style>
    <style:style style:name="Table74.A" style:family="table-column">
      <style:table-column-properties style:column-width="1.378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7.366cm" table:align="left"/>
    </style:style>
    <style:style style:name="Table75.A" style:family="table-column">
      <style:table-column-properties style:column-width="7.366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298cm" table:align="left"/>
    </style:style>
    <style:style style:name="Table76.A" style:family="table-column">
      <style:table-column-properties style:column-width="0.298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2.771cm" table:align="left"/>
    </style:style>
    <style:style style:name="Table77.A" style:family="table-column">
      <style:table-column-properties style:column-width="2.771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8.916cm" table:align="left"/>
    </style:style>
    <style:style style:name="Table78.A" style:family="table-column">
      <style:table-column-properties style:column-width="8.916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1.051cm" table:align="left"/>
    </style:style>
    <style:style style:name="Table79.A" style:family="table-column">
      <style:table-column-properties style:column-width="1.051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7.747cm" table:align="left"/>
    </style:style>
    <style:style style:name="Table80.A" style:family="table-column">
      <style:table-column-properties style:column-width="7.747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2.685cm" table:align="left"/>
    </style:style>
    <style:style style:name="Table81.A" style:family="table-column">
      <style:table-column-properties style:column-width="2.685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.49cm" table:align="left"/>
    </style:style>
    <style:style style:name="Table82.A" style:family="table-column">
      <style:table-column-properties style:column-width="1.49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.492cm" table:align="left"/>
    </style:style>
    <style:style style:name="Table83.A" style:family="table-column">
      <style:table-column-properties style:column-width="1.492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.289cm" table:align="left"/>
    </style:style>
    <style:style style:name="Table84.A" style:family="table-column">
      <style:table-column-properties style:column-width="1.289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5.696cm" table:align="left"/>
    </style:style>
    <style:style style:name="Table85.A" style:family="table-column">
      <style:table-column-properties style:column-width="5.696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1.503cm" table:align="left"/>
    </style:style>
    <style:style style:name="Table86.A" style:family="table-column">
      <style:table-column-properties style:column-width="1.503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6.228cm" table:align="left"/>
    </style:style>
    <style:style style:name="Table87.A" style:family="table-column">
      <style:table-column-properties style:column-width="6.22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0.298cm" table:align="left"/>
    </style:style>
    <style:style style:name="Table88.A" style:family="table-column">
      <style:table-column-properties style:column-width="0.29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3.443cm" table:align="left"/>
    </style:style>
    <style:style style:name="Table89.A" style:family="table-column">
      <style:table-column-properties style:column-width="3.443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.503cm" table:align="left"/>
    </style:style>
    <style:style style:name="Table90.A" style:family="table-column">
      <style:table-column-properties style:column-width="1.503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7.267cm" table:align="left"/>
    </style:style>
    <style:style style:name="Table91.A" style:family="table-column">
      <style:table-column-properties style:column-width="7.267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1.051cm" table:align="left"/>
    </style:style>
    <style:style style:name="Table92.A" style:family="table-column">
      <style:table-column-properties style:column-width="1.051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6.627cm" table:align="left"/>
    </style:style>
    <style:style style:name="Table93.A" style:family="table-column">
      <style:table-column-properties style:column-width="6.627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298cm" table:align="left"/>
    </style:style>
    <style:style style:name="Table94.A" style:family="table-column">
      <style:table-column-properties style:column-width="0.298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2.069cm" table:align="left"/>
    </style:style>
    <style:style style:name="Table95.A" style:family="table-column">
      <style:table-column-properties style:column-width="2.069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1.951cm" table:align="left"/>
    </style:style>
    <style:style style:name="Table96.A" style:family="table-column">
      <style:table-column-properties style:column-width="1.951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6.232cm" table:align="left"/>
    </style:style>
    <style:style style:name="Table97.A" style:family="table-column">
      <style:table-column-properties style:column-width="6.232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2.189cm" table:align="left"/>
    </style:style>
    <style:style style:name="Table98.A" style:family="table-column">
      <style:table-column-properties style:column-width="2.189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3.738cm" table:align="left"/>
    </style:style>
    <style:style style:name="Table99.A" style:family="table-column">
      <style:table-column-properties style:column-width="3.738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2.494cm" table:align="left"/>
    </style:style>
    <style:style style:name="Table100.A" style:family="table-column">
      <style:table-column-properties style:column-width="2.494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3.738cm" table:align="left"/>
    </style:style>
    <style:style style:name="Table101.A" style:family="table-column">
      <style:table-column-properties style:column-width="3.738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1.051cm" table:align="left"/>
    </style:style>
    <style:style style:name="Table102.A" style:family="table-column">
      <style:table-column-properties style:column-width="1.051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6.422cm" table:align="left"/>
    </style:style>
    <style:style style:name="Table103.A" style:family="table-column">
      <style:table-column-properties style:column-width="6.422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2.256cm" table:align="left"/>
    </style:style>
    <style:style style:name="Table104.A" style:family="table-column">
      <style:table-column-properties style:column-width="2.256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6.468cm" table:align="left"/>
    </style:style>
    <style:style style:name="Table105.A" style:family="table-column">
      <style:table-column-properties style:column-width="6.468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1.051cm" table:align="left"/>
    </style:style>
    <style:style style:name="Table106.A" style:family="table-column">
      <style:table-column-properties style:column-width="1.051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6.038cm" table:align="left"/>
    </style:style>
    <style:style style:name="Table107.A" style:family="table-column">
      <style:table-column-properties style:column-width="6.038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0.298cm" table:align="left"/>
    </style:style>
    <style:style style:name="Table108.A" style:family="table-column">
      <style:table-column-properties style:column-width="0.298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298cm" table:align="left"/>
    </style:style>
    <style:style style:name="Table109.A" style:family="table-column">
      <style:table-column-properties style:column-width="0.298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6.736cm" table:align="left"/>
    </style:style>
    <style:style style:name="Table110.A" style:family="table-column">
      <style:table-column-properties style:column-width="6.736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.887cm" table:align="left"/>
    </style:style>
    <style:style style:name="Table111.A" style:family="table-column">
      <style:table-column-properties style:column-width="1.887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2.221cm" table:align="left"/>
    </style:style>
    <style:style style:name="Table112.A" style:family="table-column">
      <style:table-column-properties style:column-width="2.221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2.281cm" table:align="left"/>
    </style:style>
    <style:style style:name="Table113.A" style:family="table-column">
      <style:table-column-properties style:column-width="2.281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2.127cm" table:align="left"/>
    </style:style>
    <style:style style:name="Table114.A" style:family="table-column">
      <style:table-column-properties style:column-width="2.127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2.588cm" table:align="left"/>
    </style:style>
    <style:style style:name="Table115.A" style:family="table-column">
      <style:table-column-properties style:column-width="2.588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.231cm" table:align="left"/>
    </style:style>
    <style:style style:name="Table116.A" style:family="table-column">
      <style:table-column-properties style:column-width="1.231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0.298cm" table:align="left"/>
    </style:style>
    <style:style style:name="Table117.A" style:family="table-column">
      <style:table-column-properties style:column-width="0.298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12.338cm" table:align="left"/>
    </style:style>
    <style:style style:name="Table118.A" style:family="table-column">
      <style:table-column-properties style:column-width="12.338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3.374cm" table:align="left"/>
    </style:style>
    <style:style style:name="Table119.A" style:family="table-column">
      <style:table-column-properties style:column-width="3.374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3.644cm" table:align="left"/>
    </style:style>
    <style:style style:name="Table120.A" style:family="table-column">
      <style:table-column-properties style:column-width="3.644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3.283cm" table:align="left"/>
    </style:style>
    <style:style style:name="Table121.A" style:family="table-column">
      <style:table-column-properties style:column-width="3.283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.746cm" table:align="left"/>
    </style:style>
    <style:style style:name="Table122.A" style:family="table-column">
      <style:table-column-properties style:column-width="1.746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1.559cm" table:align="left"/>
    </style:style>
    <style:style style:name="Table123.A" style:family="table-column">
      <style:table-column-properties style:column-width="1.559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0.298cm" table:align="left"/>
    </style:style>
    <style:style style:name="Table124.A" style:family="table-column">
      <style:table-column-properties style:column-width="0.298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0.063cm" table:align="left"/>
    </style:style>
    <style:style style:name="Table125.A" style:family="table-column">
      <style:table-column-properties style:column-width="10.063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3.374cm" table:align="left"/>
    </style:style>
    <style:style style:name="Table126.A" style:family="table-column">
      <style:table-column-properties style:column-width="3.374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2.642cm" table:align="left"/>
    </style:style>
    <style:style style:name="Table127.A" style:family="table-column">
      <style:table-column-properties style:column-width="2.642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1.559cm" table:align="left"/>
    </style:style>
    <style:style style:name="Table128.A" style:family="table-column">
      <style:table-column-properties style:column-width="1.559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0.298cm" table:align="left"/>
    </style:style>
    <style:style style:name="Table129.A" style:family="table-column">
      <style:table-column-properties style:column-width="0.298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11.887cm" table:align="left"/>
    </style:style>
    <style:style style:name="Table130.A" style:family="table-column">
      <style:table-column-properties style:column-width="11.887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3.374cm" table:align="left"/>
    </style:style>
    <style:style style:name="Table131.A" style:family="table-column">
      <style:table-column-properties style:column-width="3.374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14.365cm" table:align="left"/>
    </style:style>
    <style:style style:name="Table132.A" style:family="table-column">
      <style:table-column-properties style:column-width="14.365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0.298cm" table:align="left"/>
    </style:style>
    <style:style style:name="Table133.A" style:family="table-column">
      <style:table-column-properties style:column-width="0.298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9.282cm" table:align="left"/>
    </style:style>
    <style:style style:name="Table134.A" style:family="table-column">
      <style:table-column-properties style:column-width="9.282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0.848cm" table:align="left"/>
    </style:style>
    <style:style style:name="Table135.A" style:family="table-column">
      <style:table-column-properties style:column-width="0.848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2.588cm" table:align="left"/>
    </style:style>
    <style:style style:name="Table136.A" style:family="table-column">
      <style:table-column-properties style:column-width="2.588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0.848cm" table:align="left"/>
    </style:style>
    <style:style style:name="Table137.A" style:family="table-column">
      <style:table-column-properties style:column-width="0.848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2.794cm" table:align="left"/>
    </style:style>
    <style:style style:name="Table138.A" style:family="table-column">
      <style:table-column-properties style:column-width="2.794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3.281cm" table:align="left"/>
    </style:style>
    <style:style style:name="Table139.A" style:family="table-column">
      <style:table-column-properties style:column-width="3.281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1.192cm" table:align="left"/>
    </style:style>
    <style:style style:name="Table140.A" style:family="table-column">
      <style:table-column-properties style:column-width="1.192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5.981cm" table:align="left"/>
    </style:style>
    <style:style style:name="Table141.A" style:family="table-column">
      <style:table-column-properties style:column-width="5.981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1.192cm" table:align="left"/>
    </style:style>
    <style:style style:name="Table142.A" style:family="table-column">
      <style:table-column-properties style:column-width="1.192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3.588cm" table:align="left"/>
    </style:style>
    <style:style style:name="Table143.A" style:family="table-column">
      <style:table-column-properties style:column-width="3.588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5.54cm" table:align="left"/>
    </style:style>
    <style:style style:name="Table144.A" style:family="table-column">
      <style:table-column-properties style:column-width="5.54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5.061cm" table:align="left"/>
    </style:style>
    <style:style style:name="Table145.A" style:family="table-column">
      <style:table-column-properties style:column-width="5.061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4.623cm" table:align="left"/>
    </style:style>
    <style:style style:name="Table146.A" style:family="table-column">
      <style:table-column-properties style:column-width="4.623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2.221cm" table:align="left"/>
    </style:style>
    <style:style style:name="Table147.A" style:family="table-column">
      <style:table-column-properties style:column-width="2.221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0.864cm" table:align="left"/>
    </style:style>
    <style:style style:name="Table148.A" style:family="table-column">
      <style:table-column-properties style:column-width="0.864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7.073cm" table:align="left"/>
    </style:style>
    <style:style style:name="Table149.A" style:family="table-column">
      <style:table-column-properties style:column-width="7.073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1.231cm" table:align="left"/>
    </style:style>
    <style:style style:name="Table150.A" style:family="table-column">
      <style:table-column-properties style:column-width="1.231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3.452cm" table:align="left"/>
    </style:style>
    <style:style style:name="Table151.A" style:family="table-column">
      <style:table-column-properties style:column-width="3.452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9.343cm" table:align="left"/>
    </style:style>
    <style:style style:name="Table152.A" style:family="table-column">
      <style:table-column-properties style:column-width="9.343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8.271cm" table:align="left"/>
    </style:style>
    <style:style style:name="Table153.A" style:family="table-column">
      <style:table-column-properties style:column-width="8.271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1.016cm" table:align="left"/>
    </style:style>
    <style:style style:name="Table154.A" style:family="table-column">
      <style:table-column-properties style:column-width="1.016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2.221cm" table:align="left"/>
    </style:style>
    <style:style style:name="Table155.A" style:family="table-column">
      <style:table-column-properties style:column-width="2.221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0.864cm" table:align="left"/>
    </style:style>
    <style:style style:name="Table156.A" style:family="table-column">
      <style:table-column-properties style:column-width="0.864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7.073cm" table:align="left"/>
    </style:style>
    <style:style style:name="Table157.A" style:family="table-column">
      <style:table-column-properties style:column-width="7.073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1.231cm" table:align="left"/>
    </style:style>
    <style:style style:name="Table158.A" style:family="table-column">
      <style:table-column-properties style:column-width="1.231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3.452cm" table:align="left"/>
    </style:style>
    <style:style style:name="Table159.A" style:family="table-column">
      <style:table-column-properties style:column-width="3.452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9.343cm" table:align="left"/>
    </style:style>
    <style:style style:name="Table160.A" style:family="table-column">
      <style:table-column-properties style:column-width="9.343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8.271cm" table:align="left"/>
    </style:style>
    <style:style style:name="Table161.A" style:family="table-column">
      <style:table-column-properties style:column-width="8.271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1.016cm" table:align="left"/>
    </style:style>
    <style:style style:name="Table162.A" style:family="table-column">
      <style:table-column-properties style:column-width="1.016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1.499cm" table:align="left"/>
    </style:style>
    <style:style style:name="Table163.A" style:family="table-column">
      <style:table-column-properties style:column-width="1.499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4.424cm" table:align="left"/>
    </style:style>
    <style:style style:name="Table164.A" style:family="table-column">
      <style:table-column-properties style:column-width="4.424cm"/>
    </style:style>
    <style:style style:name="Table16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6">
      <style:paragraph-properties fo:margin-top="0cm" fo:margin-bottom="0cm" loext:contextual-spacing="false"/>
    </style:style>
    <style:style style:name="P26" style:family="paragraph" style:parent-style-name="Text_20_body" style:list-style-name="L7">
      <style:paragraph-properties fo:margin-top="0cm" fo:margin-bottom="0cm" loext:contextual-spacing="false"/>
    </style:style>
    <style:style style:name="P27" style:family="paragraph" style:parent-style-name="Text_20_body" style:list-style-name="L8">
      <style:paragraph-properties fo:margin-top="0cm" fo:margin-bottom="0cm" loext:contextual-spacing="false"/>
    </style:style>
    <style:style style:name="P28" style:family="paragraph" style:parent-style-name="Text_20_body" style:list-style-name="L9">
      <style:paragraph-properties fo:margin-top="0cm" fo:margin-bottom="0cm" loext:contextual-spacing="false"/>
    </style:style>
    <style:style style:name="P29" style:family="paragraph" style:parent-style-name="Text_20_body" style:list-style-name="L10">
      <style:paragraph-properties fo:margin-top="0cm" fo:margin-bottom="0cm" loext:contextual-spacing="false"/>
    </style:style>
    <style:style style:name="P30" style:family="paragraph" style:parent-style-name="Text_20_body" style:list-style-name="L11">
      <style:paragraph-properties fo:margin-top="0cm" fo:margin-bottom="0cm" loext:contextual-spacing="false"/>
    </style:style>
    <style:style style:name="P31" style:family="paragraph" style:parent-style-name="Text_20_body" style:list-style-name="L12">
      <style:paragraph-properties fo:margin-top="0cm" fo:margin-bottom="0cm" loext:contextual-spacing="false"/>
    </style:style>
    <style:style style:name="P32" style:family="paragraph" style:parent-style-name="Text_20_body" style:list-style-name="L13">
      <style:paragraph-properties fo:margin-top="0cm" fo:margin-bottom="0cm" loext:contextual-spacing="false"/>
    </style:style>
    <style:style style:name="P33" style:family="paragraph" style:parent-style-name="Text_20_body" style:list-style-name="L14">
      <style:paragraph-properties fo:margin-top="0cm" fo:margin-bottom="0cm" loext:contextual-spacing="false"/>
    </style:style>
    <style:style style:name="P34" style:family="paragraph" style:parent-style-name="Text_20_body" style:list-style-name="L15">
      <style:paragraph-properties fo:margin-top="0cm" fo:margin-bottom="0cm" loext:contextual-spacing="false"/>
    </style:style>
    <style:style style:name="P35" style:family="paragraph" style:parent-style-name="Text_20_body" style:list-style-name="L16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andard Data Types</text:h>
      <text:p text:style-name="Text_20_body">Python has five data types –</text:p>
      <text:list xml:id="list6423454241541795065" text:style-name="L1">
        <text:list-item>
          <text:p text:style-name="P20">Numbers – int, float,complex </text:p>
        </text:list-item>
        <text:list-item>
          <text:p text:style-name="P20">String </text:p>
        </text:list-item>
        <text:list-item>
          <text:p text:style-name="P20">Collections </text:p>
          <text:list>
            <text:list-item>
              <text:p text:style-name="P20">List </text:p>
            </text:list-item>
            <text:list-item>
              <text:p text:style-name="P20">Set </text:p>
            </text:list-item>
            <text:list-item>
              <text:p text:style-name="P20">Dictionary </text:p>
            </text:list-item>
          </text:list>
        </text:list-item>
        <text:list-item>
          <text:p text:style-name="P20">Tuple </text:p>
        </text:list-item>
        <text:list-item>
          <text:p text:style-name="P20">Dictionary </text:p>
        </text:list-item>
        <text:list-item>
          <text:p text:style-name="P4">type(VARIABLE_NAME) returns data type of the variable. </text:p>
        </text:list-item>
      </text:list>
      <text:h text:style-name="Heading_20_4" text:outline-level="4">Lists</text:h>
      <text:p text:style-name="Text_20_body">A list contains elements separated by commas and enclosed within square brackets( [] ). Lists can contain elements of different type.</text:p>
      <text:list xml:id="list1872937655159873707" text:style-name="L2">
        <text:list-item>
          <text:p text:style-name="P21">The values stored in a list can be accessed using the slice operator ([ ] and [:]) with indexes starting at 0 in the beginning of the list and working their way to end -1. </text:p>
        </text:list-item>
        <text:list-item>
          <text:p text:style-name="P21">Plus (+) sign is used for concatenation of two lists. </text:p>
        </text:list-item>
        <text:list-item>
          <text:p text:style-name="P5">Asterisk (*) is repetition operator. </text:p>
        </text:list-item>
      </text:list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py-list-LC1"/>list1=['john',10,2.5,'alex']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file-py-list-LC2"/>list2=[123,'smith']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bookmark text:name="file-py-list-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file-py-list-LC4"/>print(list1) #prints complete list1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file-py-list-LC5"/>print(list2) #prints complete list2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file-py-list-LC6"/>print(list1[2:4]) #prints elements from 3rd till 4th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file-py-list-LC7"/>print(list2 * 2) #prints list2 two times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file-py-list-LC8"/>print(list1[0]+list2[0]) #prints 1st element of list1 concatenated with 1st element of list2 </text:p>
          </table:table-cell>
        </table:table-row>
      </table:table>
      <text:p text:style-name="Text_20_body">print(list1+list2)#prints concatenated list of list1 and list2</text:p>
      <text:p text:style-name="Text_20_body"/>
      <text:h text:style-name="Heading_20_4" text:outline-level="4">Set</text:h>
      <text:p text:style-name="Text_20_body">A set contains elements separated by commas and enclosed within curly braces ( {} ). While list contain elements group of elements with duplicates, set will remove duplicates.</text:p>
      <text:list xml:id="list1764490603963545260" text:style-name="L3">
        <text:list-item>
          <text:p text:style-name="P22">As set does not contain duplicates we cannot read elements using index </text:p>
        </text:list-item>
        <text:list-item>
          <text:p text:style-name="P6">It actually checks whether the element exists in the set if you use [] and pass value to it </text:p>
        </text:list-item>
      </text:list>
      <text:h text:style-name="Heading_20_4" text:outline-level="4">Dictionary</text:h>
      <text:p text:style-name="Text_20_body">A dict contains group of key value pairs and they are typically comma separated and enclosed in curly braces ( {} ). Each element’s key value pair are separated by colon ( : ).</text:p>
      <text:list xml:id="list8225363691258041077" text:style-name="L4">
        <text:list-item>
          <text:p text:style-name="P23"><text:soft-page-break/>Python’s dictionaries are kind of hash-table type. </text:p>
        </text:list-item>
        <text:list-item>
          <text:p text:style-name="P23">A dictionary keys are usually numbers or strings. </text:p>
        </text:list-item>
        <text:list-item>
          <text:p text:style-name="P23">Dictionary values can be any arbitrary python object. </text:p>
        </text:list-item>
        <text:list-item>
          <text:p text:style-name="P7">Dictionaries are enclosed by curly braces ({ }) and values can be assigned and accessed using square braces ([]). </text:p>
        </text:list-item>
      </text:list>
      <text:section text:style-name="Sect1" text:name="gist52851752">
        <text:p text:style-name="Text_20_body"/>
        <text:section text:style-name="Sect1" text:name="file-py-dict">
          <text:p text:style-name="Text_20_body"/>
        </text:section>
      </text:section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file-py-dict-LC1"/>dict1 = {}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file-py-dict-LC2"/>dict1['one'] = "This is one"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file-py-dict-LC3"/>dict1[2] = "This is two"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"><text:bookmark text:name="file-py-dict-LC4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file-py-dict-LC5"/>dict2 = {'name': 'john','val':6734, 'dept': 'sales'}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"><text:bookmark text:name="file-py-dict-LC6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"><text:bookmark text:name="file-py-dict-LC7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file-py-dict-LC8"/>print (dict1['one']) # Prints value for 'one' key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file-py-dict-LC9"/>print (dict1[2]) # Prints value for 2 key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file-py-dict-LC10"/>print (dict2) # Prints complete dictionary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file-py-dict-LC11"/>print (dict2.keys()) # Prints all the keys</text:p>
          </table:table-cell>
        </table:table-row>
      </table:table>
      <text:section text:style-name="Sect1" text:name="Section1">
        <text:p text:style-name="Text_20_body"><text:bookmark text:name="gist52851752"/></text:p>
        <text:section text:style-name="Sect1" text:name="Section2">
          <text:p text:style-name="P1"><text:bookmark text:name="file-py-dict"/></text:p>
          <table:table table:name="Table20" table:style-name="Table20">
            <table:table-column table:style-name="Table20.A"/>
            <table:table-row>
              <table:table-cell table:style-name="Table20.A1" office:value-type="string">
                <text:p text:style-name="Table_20_Contents"><text:bookmark text:name="file-py-dict-LC12"/>print (dict2.values()) # Prints all the values</text:p>
              </table:table-cell>
            </table:table-row>
          </table:table>
        </text:section>
        <text:p text:style-name="P2"><text:a xlink:type="simple" xlink:href="https://gist.github.com/bhanukaushik2310/d92562cebbb99a94f84b589e519de037/raw/da33eca4201e427b96d2856431f7f6db1374d328/py-dict" text:style-name="Internet_20_link" text:visited-style-name="Visited_20_Internet_20_Link">view raw</text:a> <text:a xlink:type="simple" xlink:href="https://gist.github.com/bhanukaushik2310/d92562cebbb99a94f84b589e519de037#file-py-dict" text:style-name="Internet_20_link" text:visited-style-name="Visited_20_Internet_20_Link">py-dict</text:a> hosted with <draw:frame draw:style-name="fr1" draw:name="Image1" text:anchor-type="as-char" svg:width="1.032cm" svg:height="1.032cm" draw:z-index="0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h text:style-name="Heading_20_4" text:outline-level="4">Tuples</text:h>
      <text:list xml:id="list8545394159061505850" text:style-name="L5">
        <text:list-item>
          <text:p text:style-name="P24">Tuples look similar to list, but they are different </text:p>
        </text:list-item>
        <text:list-item>
          <text:p text:style-name="P24">Unlike lists, tuples are enclosed within parenthesis. </text:p>
        </text:list-item>
        <text:list-item>
          <text:p text:style-name="P24">Lists represent homogeneous elements, while tuple represents heterogeneous </text:p>
        </text:list-item>
        <text:list-item>
          <text:p text:style-name="P24">Tuple is similar to individual record and list is like a table </text:p>
        </text:list-item>
        <text:list-item>
          <text:p text:style-name="P24">Main difference between lists and tuples – lists are enclosed in brackets ( [ ] ) and their elements and size can be changed while tuples are enclosed in parenthesis ( ( ) ) and cannot be updated. So the can be reffered as read-only lists. </text:p>
        </text:list-item>
        <text:list-item>
          <text:p text:style-name="P8">Plus (+) sign is used for concatenation of two tuples.  Asterisk (*) is repetition operator. </text:p>
        </text:list-item>
      </text:list>
      <text:section text:style-name="Sect1" text:name="gist52848908">
        <text:p text:style-name="Text_20_body"/>
        <text:section text:style-name="Sect1" text:name="file-py-tuples">
          <text:p text:style-name="Text_20_body"/>
        </text:section>
      </text:section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file-py-tuples-LC1"/>tuple1=('john','123','25.68','456'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file-py-tuples-LC2"/>tuple2=('alex','789'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"><text:bookmark text:name="file-py-tuples-LC3"/>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file-py-tuples-LC4"/>print(tuple1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file-py-tuples-LC5"/>print(tuple2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file-py-tuples-LC6"/>print(tuple1[1:3]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file-py-tuples-LC7"/>print(tuple2 * 2)</text:p>
          </table:table-cell>
        </table:table-row>
      </table:table>
      <text:section text:style-name="Sect1" text:name="Section3">
        <text:p text:style-name="Text_20_body"><text:bookmark text:name="gist52848908"/></text:p>
        <text:section text:style-name="Sect1" text:name="Section4">
          <text:p text:style-name="P1"><text:bookmark text:name="file-py-tuples"/></text:p>
          <table:table table:name="Table28" table:style-name="Table28">
            <table:table-column table:style-name="Table28.A"/>
            <text:soft-page-break/>
            <table:table-row>
              <table:table-cell table:style-name="Table28.A1" office:value-type="string">
                <text:p text:style-name="Table_20_Contents"><text:bookmark text:name="file-py-tuples-LC8"/>print(tuple1+tuple2)</text:p>
              </table:table-cell>
            </table:table-row>
          </table:table>
        </text:section>
        <text:p text:style-name="P2"><text:a xlink:type="simple" xlink:href="https://gist.github.com/bhanukaushik2310/e8f91a12556be921d4d305678b6fed72/raw/a88aed7fc0814105c614d2a557e878be5ba778c5/py-tuples" text:style-name="Internet_20_link" text:visited-style-name="Visited_20_Internet_20_Link">view raw</text:a> <text:a xlink:type="simple" xlink:href="https://gist.github.com/bhanukaushik2310/e8f91a12556be921d4d305678b6fed72#file-py-tuples" text:style-name="Internet_20_link" text:visited-style-name="Visited_20_Internet_20_Link">py-tuples</text:a> hosted with <draw:frame draw:style-name="fr1" draw:name="Image2" text:anchor-type="as-char" svg:width="1.032cm" svg:height="1.032cm" draw:z-index="1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h text:style-name="Heading_20_4" text:outline-level="4">Type conversions</text:h>
      <text:list xml:id="list8394678968549648471" text:style-name="L6">
        <text:list-item>
          <text:p text:style-name="P25">int(x [,base]) – Converts x to an integer. The base specifies the base if x is a string. </text:p>
        </text:list-item>
        <text:list-item>
          <text:p text:style-name="P25">float(x) – Converts x to a floating-point number. </text:p>
        </text:list-item>
        <text:list-item>
          <text:p text:style-name="P25">complex(real [,imag]) – Creates a complex number. </text:p>
        </text:list-item>
        <text:list-item>
          <text:p text:style-name="P25">str(x) – Converts object x to a string representation. </text:p>
        </text:list-item>
        <text:list-item>
          <text:p text:style-name="P25">list(s) – Converts s to a list. </text:p>
        </text:list-item>
        <text:list-item>
          <text:p text:style-name="P25">tuple(s) – Converts s to a tuple. </text:p>
        </text:list-item>
        <text:list-item>
          <text:p text:style-name="P9">dict(d) – Creates a dictionary. d must be a sequence of (key,value) tuples. </text:p>
        </text:list-item>
      </text:list>
      <text:h text:style-name="Heading_20_2" text:outline-level="2">Operators</text:h>
      <text:p text:style-name="Text_20_body">We can perform all sorts of standard numeric and string operations in Python using standard operators.</text:p>
      <text:list xml:id="list3570920695748996600" text:style-name="L7">
        <text:list-item>
          <text:p text:style-name="P26">Operators are the constructs, which can manipulate the value of operands. </text:p>
        </text:list-item>
        <text:list-item>
          <text:p text:style-name="P26">Python language supports the following types of operators − Arithmetic Operators, Relational Operators, Assignment Operators, Logical Operators, Bitwise Operators, Membership Operators and Identity Operators. </text:p>
          <text:list>
            <text:list-item>
              <text:p text:style-name="P26">Arithmetic Operators : +, -, *, /, %, **(Exponent), //(Floor Division) </text:p>
            </text:list-item>
            <text:list-item>
              <text:p text:style-name="P26">Relational Operators : ==, != , &lt; , &gt;, &gt;=, &lt;= </text:p>
            </text:list-item>
            <text:list-item>
              <text:p text:style-name="P26">Assignment Operators : =, +=, -=, *=, /=, %=, **= ,//= </text:p>
            </text:list-item>
            <text:list-item>
              <text:p text:style-name="P26">Logical Operators : and, or, not </text:p>
            </text:list-item>
            <text:list-item>
              <text:p text:style-name="P26">Bitwise Operators : &amp;, |, ^, ~,  &lt;&lt; , &gt;&gt; </text:p>
            </text:list-item>
            <text:list-item>
              <text:p text:style-name="P26">Membership Operators : in, not in </text:p>
            </text:list-item>
            <text:list-item>
              <text:p text:style-name="P10">Identity Operators : is, is not </text:p>
            </text:list-item>
          </text:list>
        </text:list-item>
      </text:list>
      <text:section text:style-name="Sect1" text:name="gist58913587">
        <text:p text:style-name="Text_20_body"/>
        <text:section text:style-name="Sect1" text:name="file-py-operators">
          <text:p text:style-name="Text_20_body"/>
        </text:section>
      </text:section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file-py-operators-LC1"/>#Arithmetic Operators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"><text:bookmark text:name="file-py-operators-LC2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file-py-operators-LC3"/>a=10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file-py-operators-LC4"/>b=3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file-py-operators-LC5"/>c=a**b 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file-py-operators-LC6"/>d=a//b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"><text:bookmark text:name="file-py-operators-LC7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file-py-operators-LC8"/>#Membership Operators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"><text:bookmark text:name="file-py-operators-LC9"/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file-py-operators-LC10"/>a = 10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file-py-operators-LC11"/>b = 20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file-py-operators-LC12"/>list = [1, 2, 3, 4, 5 ]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"><text:bookmark text:name="file-py-operators-LC13"/>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file-py-operators-LC14"/>if ( a in list ):</text:p>
          </table:table-cell>
        </table:table-row>
      </table:table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Table_20_Contents"><text:bookmark text:name="file-py-operators-LC15"/>print ("Line 1 - a is available in the given list"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file-py-operators-LC16"/>else: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file-py-operators-LC17"/>print ("Line 1 - a is not available in the given list")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"><text:bookmark text:name="file-py-operators-LC18"/>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file-py-operators-LC19"/>if ( b not in list ):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file-py-operators-LC20"/>print ("Line 2 - b is not available in the given list")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file-py-operators-LC21"/>else: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file-py-operators-LC22"/>print ("Line 2 - b is available in the given list")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"><text:bookmark text:name="file-py-operators-LC23"/>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file-py-operators-LC24"/>c=b/a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file-py-operators-LC25"/>if ( c in list ):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file-py-operators-LC26"/>print ("Line 3 - a is available in the given list")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file-py-operators-LC27"/>else: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file-py-operators-LC28"/>print ("Line 3 - a is not available in the given list")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"><text:bookmark text:name="file-py-operators-LC29"/>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file-py-operators-LC30"/>#Identity Operators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"><text:bookmark text:name="file-py-operators-LC31"/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file-py-operators-LC32"/>a = 20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file-py-operators-LC33"/>b = 20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file-py-operators-LC34"/>print ('Line 1','a=',a,':',id(a), 'b=',b,':',id(b))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P3"><text:bookmark text:name="file-py-operators-LC35"/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file-py-operators-LC36"/>if ( a is b ):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file-py-operators-LC37"/>print ("Line 2 - a and b have same identity")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file-py-operators-LC38"/>else: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file-py-operators-LC39"/>print ("Line 2 - a and b do not have same identity")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"><text:bookmark text:name="file-py-operators-LC40"/>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file-py-operators-LC41"/>if ( id(a) == id(b) ):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file-py-operators-LC42"/>print ("Line 3 - a and b have same identity")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file-py-operators-LC43"/>else: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file-py-operators-LC44"/>print ("Line 3 - a and b do not have same identity")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"><text:bookmark text:name="file-py-operators-LC45"/>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file-py-operators-LC46"/>b = 30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file-py-operators-LC47"/>print ('Line 4','a=',a,':',id(a), 'b=',b,':',id(b))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"><text:bookmark text:name="file-py-operators-LC48"/>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file-py-operators-LC49"/>if ( a is not b ):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file-py-operators-LC50"/>print ("Line 5 - a and b do not have same identity")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file-py-operators-LC51"/>else:</text:p>
          </table:table-cell>
        </table:table-row>
      </table:table>
      <text:section text:style-name="Sect1" text:name="Section5">
        <text:p text:style-name="Text_20_body"><text:bookmark text:name="gist58913587"/></text:p>
        <text:section text:style-name="Sect1" text:name="Section6">
          <text:p text:style-name="P1"><text:bookmark text:name="file-py-operators"/></text:p>
          <table:table table:name="Table80" table:style-name="Table80">
            <table:table-column table:style-name="Table80.A"/>
            <table:table-row>
              <table:table-cell table:style-name="Table80.A1" office:value-type="string">
                <text:p text:style-name="Table_20_Contents"><text:bookmark text:name="file-py-operators-LC52"/>print ("Line 5 - a and b have same identity")</text:p>
              </table:table-cell>
            </table:table-row>
          </table:table>
        </text:section>
        <text:p text:style-name="P2"><text:a xlink:type="simple" xlink:href="https://gist.github.com/bhanukaushik2310/78573d5e07dc5f093e05303db0e59a78/raw/c187cd352318cb1984f299e256592ef75d77af97/py-operators" text:style-name="Internet_20_link" text:visited-style-name="Visited_20_Internet_20_Link">view raw</text:a> <text:a xlink:type="simple" xlink:href="https://gist.github.com/bhanukaushik2310/78573d5e07dc5f093e05303db0e59a78#file-py-operators" text:style-name="Internet_20_link" text:visited-style-name="Visited_20_Internet_20_Link">py-operators</text:a> hosted with <draw:frame draw:style-name="fr1" draw:name="Image3" text:anchor-type="as-char" svg:width="1.032cm" svg:height="1.032cm" draw:z-index="2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list xml:id="list1598086211911189060" text:style-name="L8">
        <text:list-item>
          <text:p text:style-name="P27">There are three control flow statements in Python – if, for and while. </text:p>
        </text:list-item>
        <text:list-item>
          <text:p text:style-name="P11">Python programming language assumes any non-zero and non-null values as true and if it is either zero or null then it is assumed as false value. </text:p>
        </text:list-item>
      </text:list>
      <text:h text:style-name="Heading_20_2" text:outline-level="2">Decision making statements</text:h>
      <text:list xml:id="list910764782272188245" text:style-name="L9">
        <text:list-item>
          <text:p text:style-name="P28"><text:span text:style-name="Strong_20_Emphasis">if statements –</text:span> An if statement consists of a boolean expression followed by one or more statements. </text:p>
        </text:list-item>
        <text:list-item>
          <text:p text:style-name="P28"><text:soft-page-break/><text:span text:style-name="Strong_20_Emphasis">if – else statements – </text:span>An if statement can be followed by an optional else statement, which executes when the boolean expression is false. </text:p>
        </text:list-item>
        <text:list-item>
          <text:p text:style-name="P12"><text:span text:style-name="Strong_20_Emphasis">Nested-if statements – </text:span>You can use one if or else if statement inside another if or else if statement. </text:p>
        </text:list-item>
      </text:list>
      <text:section text:style-name="Sect1" text:name="gist52909067">
        <text:p text:style-name="Text_20_body"/>
        <text:section text:style-name="Sect1" text:name="file-py-if-else">
          <text:p text:style-name="Text_20_body"/>
        </text:section>
      </text:section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file-py-if-else-LC1"/>#if-statements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file-py-if-else-LC2"/>var=10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file-py-if-else-LC3"/>var1=0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file-py-if-else-LC4"/>if var: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file-py-if-else-LC5"/>print("Value of var is "+str(var))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file-py-if-else-LC6"/>if var1: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file-py-if-else-LC7"/>print("Value of var1 is " +str(var1))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P3"><text:bookmark text:name="file-py-if-else-LC8"/>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file-py-if-else-LC9"/>#if-else statements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file-py-if-else-LC10"/>if var1: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file-py-if-else-LC11"/>print("Value of var1 is not equal to zero")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file-py-if-else-LC12"/>else: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file-py-if-else-LC13"/>print("Value of var1 is equal to zero")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P3"><text:bookmark text:name="file-py-if-else-LC14"/>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file-py-if-else-LC15"/>#Nested-if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file-py-if-else-LC16"/>if var&lt;50: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file-py-if-else-LC17"/>print("Value of var is less than 50")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file-py-if-else-LC18"/>if var==30: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file-py-if-else-LC19"/>print("Which is 30")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Table_20_Contents"><text:bookmark text:name="file-py-if-else-LC20"/>elif var==10:</text:p>
          </table:table-cell>
        </table:table-row>
      </table:table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file-py-if-else-LC21"/>print("Which is 10")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file-py-if-else-LC22"/>else: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file-py-if-else-LC23"/>print("Which is not either 10 or 20")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file-py-if-else-LC24"/>elif var&gt;50: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file-py-if-else-LC25"/>print("Value of var is more than 50")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file-py-if-else-LC26"/>else: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file-py-if-else-LC27"/>print("Couldn't find value of var")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3"><text:bookmark text:name="file-py-if-else-LC28"/></text:p>
          </table:table-cell>
        </table:table-row>
      </table:table>
      <text:section text:style-name="Sect1" text:name="Section7">
        <text:p text:style-name="Text_20_body"><text:bookmark text:name="gist52909067"/></text:p>
        <text:section text:style-name="Sect1" text:name="Section8">
          <text:p text:style-name="P1"><text:bookmark text:name="file-py-if-else"/></text:p>
          <table:table table:name="Table109" table:style-name="Table109">
            <table:table-column table:style-name="Table109.A"/>
            <table:table-row>
              <table:table-cell table:style-name="Table109.A1" office:value-type="string">
                <text:p text:style-name="P3"><text:bookmark text:name="file-py-if-else-LC29"/></text:p>
              </table:table-cell>
            </table:table-row>
          </table:table>
        </text:section>
        <text:p text:style-name="P2"><text:a xlink:type="simple" xlink:href="https://gist.github.com/bhanukaushik2310/eb6a9bf8088696a16a244ca152a9b446/raw/e879b22dc2f5598d023b890139e8a92add7a9331/py-if-else" text:style-name="Internet_20_link" text:visited-style-name="Visited_20_Internet_20_Link">view raw</text:a> <text:a xlink:type="simple" xlink:href="https://gist.github.com/bhanukaushik2310/eb6a9bf8088696a16a244ca152a9b446#file-py-if-else" text:style-name="Internet_20_link" text:visited-style-name="Visited_20_Internet_20_Link">py-if-else</text:a> hosted with <draw:frame draw:style-name="fr1" draw:name="Image4" text:anchor-type="as-char" svg:width="1.032cm" svg:height="1.032cm" draw:z-index="3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h text:style-name="Heading_20_2" text:outline-level="2">Loops</text:h>
      <text:list xml:id="list172910617680360597" text:style-name="L10">
        <text:list-item>
          <text:p text:style-name="P29"><text:span text:style-name="Strong_20_Emphasis">While-loop – </text:span>Repeats a statement or group of statements while a given condition is TRUE and tests the condition before executing. </text:p>
        </text:list-item>
        <text:list-item>
          <text:p text:style-name="P29"><text:span text:style-name="Strong_20_Emphasis">For-loop – </text:span>Execute a sequence of statements multiple times and also abbreviates the code that manages the loop variable. </text:p>
        </text:list-item>
        <text:list-item>
          <text:p text:style-name="P13"><text:soft-page-break/><text:span text:style-name="Strong_20_Emphasis">Nested-loop – </text:span>You can use a loop inside another loop. </text:p>
        </text:list-item>
      </text:list>
      <text:h text:style-name="Heading_20_2" text:outline-level="2">Loop control statements</text:h>
      <text:list xml:id="list9000809454328497973" text:style-name="L11">
        <text:list-item>
          <text:p text:style-name="P30"><text:span text:style-name="Strong_20_Emphasis">break statement – </text:span>break may only occur syntactically nested in a for or while loop, but not nested in a function or class definition within that loop.It terminates the nearest enclosing loop, skipping the optional else clause if the loop has one. </text:p>
        </text:list-item>
        <text:list-item>
          <text:p text:style-name="P14"><text:span text:style-name="Strong_20_Emphasis">continue statement –</text:span> continue may only occur syntactically nested in a for or while loop, but not nested in a function or class definition. It continues with the next cycle of the nearest enclosing loop. </text:p>
        </text:list-item>
      </text:list>
      <text:section text:style-name="Sect1" text:name="gist91028458">
        <text:p text:style-name="Text_20_body"/>
        <text:section text:style-name="Sect1" text:name="file-loops_in_python-py">
          <text:p text:style-name="Text_20_body"/>
        </text:section>
      </text:section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file-loops_in_python-py-LC1"/># Prints out 0,1,2,3,4 using while loop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file-loops_in_python-py-LC2"/>count = 0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file-loops_in_python-py-LC3"/>while True: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file-loops_in_python-py-LC4"/>print(count)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file-loops_in_python-py-LC5"/>count += 1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file-loops_in_python-py-LC6"/>if count &gt;= 5: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file-loops_in_python-py-LC7"/>break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3"><text:bookmark text:name="file-loops_in_python-py-LC8"/>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file-loops_in_python-py-LC9"/># Prints out only even numbers - 2,4,6,8,10 using for loop and continue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file-loops_in_python-py-LC10"/>for x in range(10):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file-loops_in_python-py-LC11"/># Check if x is even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file-loops_in_python-py-LC12"/>if not x % 2 == 0: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file-loops_in_python-py-LC13"/>continue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file-loops_in_python-py-LC14"/>print(x)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3"><text:bookmark text:name="file-loops_in_python-py-LC15"/>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file-loops_in_python-py-LC16"/># Prints out only even numbers - 2,4,6,8,10 using for loop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file-loops_in_python-py-LC17"/>for x in range(10):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file-loops_in_python-py-LC18"/>if x % 2 == 0: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Table_20_Contents"><text:bookmark text:name="file-loops_in_python-py-LC19"/>print(x)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3"><text:bookmark text:name="file-loops_in_python-py-LC20"/>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file-loops_in_python-py-LC21"/># Printing even and odd numbers using for loop and ternary operator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file-loops_in_python-py-LC22"/>for x in range(10):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Table_20_Contents"><text:bookmark text:name="file-loops_in_python-py-LC23"/>print(str(x) + " is even number") if(x % 2 == 0) else print(str(x) + " is odd number")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3"><text:bookmark text:name="file-loops_in_python-py-LC24"/>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file-loops_in_python-py-LC25"/>#nested loop----printing prime numbers less than 100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file-loops_in_python-py-LC26"/>i=2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Table_20_Contents"><text:bookmark text:name="file-loops_in_python-py-LC27"/>while(i&lt;100):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file-loops_in_python-py-LC28"/>j=2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file-loops_in_python-py-LC29"/>while(j&lt;=(i/j)):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Table_20_Contents"><text:bookmark text:name="file-loops_in_python-py-LC30"/>if not (i%j): break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file-loops_in_python-py-LC31"/>j=j+1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file-loops_in_python-py-LC32"/>if(j&gt; (i/j)): print(str(i)+" is prime")</text:p>
          </table:table-cell>
        </table:table-row>
      </table:table>
      <text:section text:style-name="Sect1" text:name="Section9">
        <text:p text:style-name="Text_20_body"><text:bookmark text:name="gist91028458"/></text:p>
        <text:section text:style-name="Sect1" text:name="Section10">
          <text:p text:style-name="P1"><text:bookmark text:name="file-loops_in_python-py"/></text:p>
          <table:table table:name="Table142" table:style-name="Table142">
            <table:table-column table:style-name="Table142.A"/>
            <text:soft-page-break/>
            <table:table-row>
              <table:table-cell table:style-name="Table142.A1" office:value-type="string">
                <text:p text:style-name="Table_20_Contents"><text:bookmark text:name="file-loops_in_python-py-LC33"/>i=i+1</text:p>
              </table:table-cell>
            </table:table-row>
          </table:table>
        </text:section>
        <text:p text:style-name="P2"><text:a xlink:type="simple" xlink:href="https://gist.github.com/dgadiraju/6cd6ffe8c49c5c250fa2fed9822df93a/raw/49e8b813f696e82e7dd5ca0a012e221b1f26f5f4/loops_in_python.py" text:style-name="Internet_20_link" text:visited-style-name="Visited_20_Internet_20_Link">view raw</text:a> <text:a xlink:type="simple" xlink:href="https://gist.github.com/dgadiraju/6cd6ffe8c49c5c250fa2fed9822df93a#file-loops_in_python-py" text:style-name="Internet_20_link" text:visited-style-name="Visited_20_Internet_20_Link">loops_in_python.py</text:a> hosted with <draw:frame draw:style-name="fr1" draw:name="Image5" text:anchor-type="as-char" svg:width="1.032cm" svg:height="1.032cm" draw:z-index="4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p text:style-name="Text_20_body">Let us explore error and exception handling in Python</text:p>
      <text:list xml:id="list2181289062141166749" text:style-name="L12">
        <text:list-item>
          <text:p text:style-name="P31">Errors </text:p>
        </text:list-item>
        <text:list-item>
          <text:p text:style-name="P31">Exceptions </text:p>
        </text:list-item>
        <text:list-item>
          <text:p text:style-name="P31">Handling Exceptions (try/catch) </text:p>
        </text:list-item>
        <text:list-item>
          <text:p text:style-name="P31">Raising Exceptions </text:p>
        </text:list-item>
        <text:list-item>
          <text:p text:style-name="P15">Cleanup actions (finally) </text:p>
        </text:list-item>
      </text:list>
      <text:h text:style-name="Heading_20_2" text:outline-level="2">Errors</text:h>
      <text:p text:style-name="Text_20_body">Syntax errors, also known as parsing errors, are perhaps the most common kind of complaint you get while you are still learning Python:<text:line-break/>eg: <text:span text:style-name="Source_20_Text">while True print('Hello world')</text:span></text:p>
      <text:h text:style-name="Heading_20_2" text:outline-level="2">Exceptions</text:h>
      <text:p text:style-name="Text_20_body">Even if a statement or expression is syntactically correct, it may cause an error when an attempt is made to execute it. Errors detected during execution are called <text:span text:style-name="Emphasis">exceptions</text:span> and are not unconditionally fatal: you will soon learn how to handle them in Python programs. Most exceptions are not handled by programs, however, and result in error messages as shown here:</text:p>
      <text:section text:style-name="Sect1" text:name="gist72432440">
        <text:p text:style-name="Text_20_body"/>
        <text:section text:style-name="Sect1" text:name="file-python-exceptions-py">
          <text:p text:style-name="Text_20_body"/>
        </text:section>
      </text:section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file-python-exceptions-py-LC1"/>#copy one at a time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file-python-exceptions-py-LC2"/>1/0 #throws ZeroDivisionError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file-python-exceptions-py-LC3"/>4 + x*5 #throws NameError</text:p>
          </table:table-cell>
        </table:table-row>
      </table:table>
      <text:section text:style-name="Sect1" text:name="Section11">
        <text:p text:style-name="Text_20_body"><text:bookmark text:name="gist72432440"/></text:p>
        <text:section text:style-name="Sect1" text:name="Section12">
          <text:p text:style-name="P1"><text:bookmark text:name="file-python-exceptions-py"/></text:p>
          <table:table table:name="Table146" table:style-name="Table146">
            <table:table-column table:style-name="Table146.A"/>
            <table:table-row>
              <table:table-cell table:style-name="Table146.A1" office:value-type="string">
                <text:p text:style-name="Table_20_Contents"><text:bookmark text:name="file-python-exceptions-py-LC4"/>2 + '2' #throws TypeError</text:p>
              </table:table-cell>
            </table:table-row>
          </table:table>
        </text:section>
        <text:p text:style-name="P2"><text:a xlink:type="simple" xlink:href="https://gist.github.com/itversity/45595970686e5079c022ac6b46727f9d/raw/6f5b0b4ff72df83f7994fff6f78cdaa432b6b6c2/python-exceptions.py" text:style-name="Internet_20_link" text:visited-style-name="Visited_20_Internet_20_Link">view raw</text:a> <text:a xlink:type="simple" xlink:href="https://gist.github.com/itversity/45595970686e5079c022ac6b46727f9d#file-python-exceptions-py" text:style-name="Internet_20_link" text:visited-style-name="Visited_20_Internet_20_Link">python-exceptions.py</text:a> hosted with <draw:frame draw:style-name="fr1" draw:name="Image6" text:anchor-type="as-char" svg:width="1.032cm" svg:height="1.032cm" draw:z-index="5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h text:style-name="Heading_20_2" text:outline-level="2">Handling Exceptions (try/catch)</text:h>
      <text:p text:style-name="Text_20_body">It is possible to write programs that handle selected exceptions. Look at the following example, which asks the user for input until a valid integer has been entered, but allows the user to interrupt the program (using <text:span text:style-name="Source_20_Text">Control-C</text:span> or whatever the operating system supports); note that a user-generated interruption is signalled by raising the <text:a xlink:type="simple" xlink:href="https://docs.python.org/3/library/exceptions.html#KeyboardInterrupt" text:style-name="Internet_20_link" text:visited-style-name="Visited_20_Internet_20_Link"><text:span text:style-name="Source_20_Text">KeyboardInterrupt</text:span></text:a> exception.</text:p>
      <text:section text:style-name="Sect1" text:name="gist72432918">
        <text:p text:style-name="Text_20_body"/>
        <text:section text:style-name="Sect1" text:name="Section13">
          <text:p text:style-name="Text_20_body"><text:bookmark text:name="file-python-exceptions-py1"/></text:p>
        </text:section>
      </text:section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file-python-exceptions-py-LC11"/><text:bookmark text:name="file-python-exceptions-py-LC12"/>while True:</text:p>
          </table:table-cell>
        </table:table-row>
      </table:table>
      <table:table table:name="Table148" table:style-name="Table148">
        <table:table-column table:style-name="Table148.A"/>
        <text:soft-page-break/>
        <table:table-row>
          <table:table-cell table:style-name="Table148.A1" office:value-type="string">
            <text:p text:style-name="Table_20_Contents"><text:bookmark text:name="file-python-exceptions-py-LC21"/><text:bookmark text:name="file-python-exceptions-py-LC22"/>try: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file-python-exceptions-py-LC31"/><text:bookmark text:name="file-python-exceptions-py-LC32"/>x = int(input("Please enter a number: "))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file-python-exceptions-py-LC41"/><text:bookmark text:name="file-python-exceptions-py-LC42"/>break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file-python-exceptions-py-LC5"/>except ValueError: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file-python-exceptions-py-LC6"/>print("Oops! That was no valid number. Try again...")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file-python-exceptions-py-LC7"/>except (RuntimeError, TypeError, NameError):</text:p>
          </table:table-cell>
        </table:table-row>
      </table:table>
      <text:section text:style-name="Sect1" text:name="Section14">
        <text:p text:style-name="Text_20_body"><text:bookmark text:name="gist72432918"/></text:p>
        <text:section text:style-name="Sect1" text:name="Section15">
          <text:p text:style-name="P1"><text:bookmark text:name="file-python-exceptions-py2"/></text:p>
          <table:table table:name="Table154" table:style-name="Table154">
            <table:table-column table:style-name="Table154.A"/>
            <table:table-row>
              <table:table-cell table:style-name="Table154.A1" office:value-type="string">
                <text:p text:style-name="Table_20_Contents"><text:bookmark text:name="file-python-exceptions-py-LC8"/>pass</text:p>
              </table:table-cell>
            </table:table-row>
          </table:table>
        </text:section>
        <text:p text:style-name="P2"><text:a xlink:type="simple" xlink:href="https://gist.github.com/itversity/0c8d31dd8d0c0ee72d574c4d00deb3d7/raw/b72f74a2c20925752614249616c079c0b699fef9/python-exceptions.py" text:style-name="Internet_20_link" text:visited-style-name="Visited_20_Internet_20_Link">view raw</text:a> <text:a xlink:type="simple" xlink:href="https://gist.github.com/itversity/0c8d31dd8d0c0ee72d574c4d00deb3d7#file-python-exceptions-py" text:style-name="Internet_20_link" text:visited-style-name="Visited_20_Internet_20_Link">python-exceptions.py</text:a> hosted with <draw:frame draw:style-name="fr1" draw:name="Image7" text:anchor-type="as-char" svg:width="1.032cm" svg:height="1.032cm" draw:z-index="6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p text:style-name="Text_20_body">Flow of try/catch execution</text:p>
      <text:list xml:id="list4240446395259349931" text:style-name="L13">
        <text:list-item>
          <text:p text:style-name="P32">First, the <text:span text:style-name="Emphasis">try clause</text:span> (the statement(s) between the <text:a xlink:type="simple" xlink:href="https://docs.python.org/3/reference/compound_stmts.html#try" text:style-name="Internet_20_link" text:visited-style-name="Visited_20_Internet_20_Link"><text:span text:style-name="Source_20_Text">try</text:span></text:a> and <text:a xlink:type="simple" xlink:href="https://docs.python.org/3/reference/compound_stmts.html#except" text:style-name="Internet_20_link" text:visited-style-name="Visited_20_Internet_20_Link"><text:span text:style-name="Source_20_Text">except</text:span></text:a> keywords) is executed. </text:p>
        </text:list-item>
        <text:list-item>
          <text:p text:style-name="P32">If no exception occurs, the <text:span text:style-name="Emphasis">except clause</text:span> is skipped and execution of the <text:a xlink:type="simple" xlink:href="https://docs.python.org/3/reference/compound_stmts.html#try" text:style-name="Internet_20_link" text:visited-style-name="Visited_20_Internet_20_Link"><text:span text:style-name="Source_20_Text">try</text:span></text:a> statement is finished. </text:p>
        </text:list-item>
        <text:list-item>
          <text:p text:style-name="P32">If an exception occurs during execution of the try clause, the rest of the clause is skipped. Then if its type matches the exception named after the <text:a xlink:type="simple" xlink:href="https://docs.python.org/3/reference/compound_stmts.html#except" text:style-name="Internet_20_link" text:visited-style-name="Visited_20_Internet_20_Link"><text:span text:style-name="Source_20_Text">except</text:span></text:a> keyword, the except clause is executed, and then execution continues after the <text:a xlink:type="simple" xlink:href="https://docs.python.org/3/reference/compound_stmts.html#try" text:style-name="Internet_20_link" text:visited-style-name="Visited_20_Internet_20_Link"><text:span text:style-name="Source_20_Text">try</text:span></text:a> statement. </text:p>
        </text:list-item>
        <text:list-item>
          <text:p text:style-name="P32">If an exception occurs which does not match the exception named in the except clause, it is passed on to outer <text:a xlink:type="simple" xlink:href="https://docs.python.org/3/reference/compound_stmts.html#try" text:style-name="Internet_20_link" text:visited-style-name="Visited_20_Internet_20_Link"><text:span text:style-name="Source_20_Text">try</text:span></text:a> statements; if no handler is found, it is an <text:span text:style-name="Emphasis">unhandled exception</text:span> and execution stops with a message as shown above. </text:p>
        </text:list-item>
        <text:list-item>
          <text:p text:style-name="P32">A <text:a xlink:type="simple" xlink:href="https://docs.python.org/3/reference/compound_stmts.html#try" text:style-name="Internet_20_link" text:visited-style-name="Visited_20_Internet_20_Link"><text:span text:style-name="Source_20_Text">try</text:span></text:a> statement may have more than one except clause, to specify handlers for different exceptions </text:p>
        </text:list-item>
        <text:list-item>
          <text:p text:style-name="P16">An except clause may name multiple exceptions as a parenthesized tuple as shown above </text:p>
        </text:list-item>
      </text:list>
      <text:h text:style-name="Heading_20_2" text:outline-level="2">Raising Exceptions</text:h>
      <text:p text:style-name="Text_20_body">The <text:a xlink:type="simple" xlink:href="https://docs.python.org/3/reference/simple_stmts.html#raise" text:style-name="Internet_20_link" text:visited-style-name="Visited_20_Internet_20_Link"><text:span text:style-name="Source_20_Text">raise</text:span></text:a> statement allows the programmer to force a specified exception to occur. For example:</text:p>
      <text:p text:style-name="Text_20_body"><text:span text:style-name="Source_20_Text">raise NameError('HiThere')</text:span></text:p>
      <text:h text:style-name="Heading_20_2" text:outline-level="2">Cleanup Actions</text:h>
      <text:p text:style-name="Text_20_body">The <text:a xlink:type="simple" xlink:href="https://docs.python.org/3/reference/compound_stmts.html#try" text:style-name="Internet_20_link" text:visited-style-name="Visited_20_Internet_20_Link"><text:span text:style-name="Source_20_Text">try</text:span></text:a> statement has another optional clause which is intended to define clean-up actions that must be executed under all circumstances</text:p>
      <text:section text:style-name="Sect1" text:name="gist72433802">
        <text:p text:style-name="Text_20_body"/>
        <text:section text:style-name="Sect1" text:name="file-python-exceptions-finally-py">
          <text:p text:style-name="Text_20_body"/>
        </text:section>
      </text:section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file-python-exceptions-finally-py-LC1"/>while True: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file-python-exceptions-finally-py-LC2"/>try: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file-python-exceptions-finally-py-LC3"/>x = int(input("Please enter a number: "))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file-python-exceptions-finally-py-LC4"/>break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file-python-exceptions-finally-py-LC5"/>except ValueError: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file-python-exceptions-finally-py-LC6"/>print("Oops! That was no valid number. Try again...")</text:p>
          </table:table-cell>
        </table:table-row>
      </table:table>
      <table:table table:name="Table161" table:style-name="Table161">
        <table:table-column table:style-name="Table161.A"/>
        <text:soft-page-break/>
        <table:table-row>
          <table:table-cell table:style-name="Table161.A1" office:value-type="string">
            <text:p text:style-name="Table_20_Contents"><text:bookmark text:name="file-python-exceptions-finally-py-LC7"/>except (RuntimeError, TypeError, NameError):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file-python-exceptions-finally-py-LC8"/>pass</text:p>
          </table:table-cell>
        </table:table-row>
      </table:table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Table_20_Contents"><text:bookmark text:name="file-python-exceptions-finally-py-LC9"/>finally:</text:p>
          </table:table-cell>
        </table:table-row>
      </table:table>
      <text:section text:style-name="Sect1" text:name="Section16">
        <text:p text:style-name="Text_20_body"><text:bookmark text:name="gist72433802"/></text:p>
        <text:section text:style-name="Sect1" text:name="Section17">
          <text:p text:style-name="P1"><text:bookmark text:name="file-python-exceptions-finally-py"/></text:p>
          <table:table table:name="Table164" table:style-name="Table164">
            <table:table-column table:style-name="Table164.A"/>
            <table:table-row>
              <table:table-cell table:style-name="Table164.A1" office:value-type="string">
                <text:p text:style-name="Table_20_Contents"><text:bookmark text:name="file-python-exceptions-finally-py-LC10"/>print('Executing finally')</text:p>
              </table:table-cell>
            </table:table-row>
          </table:table>
        </text:section>
        <text:p text:style-name="P2"><text:a xlink:type="simple" xlink:href="https://gist.github.com/itversity/9175e46f0b805c9b868e449080157afe/raw/9b30cffde699549c212205fece9948ecb35e3c8f/python-exceptions-finally.py" text:style-name="Internet_20_link" text:visited-style-name="Visited_20_Internet_20_Link">view raw</text:a> <text:a xlink:type="simple" xlink:href="https://gist.github.com/itversity/9175e46f0b805c9b868e449080157afe#file-python-exceptions-finally-py" text:style-name="Internet_20_link" text:visited-style-name="Visited_20_Internet_20_Link">python-exceptions-finally.py</text:a> hosted with <draw:frame draw:style-name="fr1" draw:name="Image8" text:anchor-type="as-char" svg:width="1.032cm" svg:height="1.032cm" draw:z-index="7"><draw:image xlink:href="Pictures/100001700000041400000414B0FA4FF68F7FB4A5.svg" xlink:type="simple" xlink:show="embed" xlink:actuate="onLoad"/><draw:image xlink:href="Pictures/100002010000002700000027AEF159F5136C57AA.png" xlink:type="simple" xlink:show="embed" xlink:actuate="onLoad"/><svg:title>❤</svg:title></draw:frame> by <text:a xlink:type="simple" xlink:href="https://github.com/" text:style-name="Internet_20_link" text:visited-style-name="Visited_20_Internet_20_Link">GitHub</text:a> </text:p>
      </text:section>
      <text:list xml:id="list1568823751641665973" text:style-name="L14">
        <text:list-item>
          <text:p text:style-name="P33">A <text:span text:style-name="Emphasis">finally clause</text:span> is always executed before leaving the <text:a xlink:type="simple" xlink:href="https://docs.python.org/3/reference/compound_stmts.html#try" text:style-name="Internet_20_link" text:visited-style-name="Visited_20_Internet_20_Link"><text:span text:style-name="Source_20_Text">try</text:span></text:a> statement, whether an exception has occurred or not. </text:p>
        </text:list-item>
        <text:list-item>
          <text:p text:style-name="P33">When an exception has occurred in the <text:a xlink:type="simple" xlink:href="https://docs.python.org/3/reference/compound_stmts.html#try" text:style-name="Internet_20_link" text:visited-style-name="Visited_20_Internet_20_Link"><text:span text:style-name="Source_20_Text">try</text:span></text:a> clause and has not been handled by an <text:a xlink:type="simple" xlink:href="https://docs.python.org/3/reference/compound_stmts.html#except" text:style-name="Internet_20_link" text:visited-style-name="Visited_20_Internet_20_Link"><text:span text:style-name="Source_20_Text">except</text:span></text:a> clause (or it has occurred in an <text:a xlink:type="simple" xlink:href="https://docs.python.org/3/reference/compound_stmts.html#except" text:style-name="Internet_20_link" text:visited-style-name="Visited_20_Internet_20_Link"><text:span text:style-name="Source_20_Text">except</text:span></text:a> or <text:a xlink:type="simple" xlink:href="https://docs.python.org/3/reference/compound_stmts.html#else" text:style-name="Internet_20_link" text:visited-style-name="Visited_20_Internet_20_Link"><text:span text:style-name="Source_20_Text">else</text:span></text:a> clause), it is re-raised after the <text:a xlink:type="simple" xlink:href="https://docs.python.org/3/reference/compound_stmts.html#finally" text:style-name="Internet_20_link" text:visited-style-name="Visited_20_Internet_20_Link"><text:span text:style-name="Source_20_Text">finally</text:span></text:a>clause has been executed. </text:p>
        </text:list-item>
        <text:list-item>
          <text:p text:style-name="P17">The <text:a xlink:type="simple" xlink:href="https://docs.python.org/3/reference/compound_stmts.html#finally" text:style-name="Internet_20_link" text:visited-style-name="Visited_20_Internet_20_Link"><text:span text:style-name="Source_20_Text">finally</text:span></text:a> clause is also executed “on the way out” when any other clause of the <text:a xlink:type="simple" xlink:href="https://docs.python.org/3/reference/compound_stmts.html#try" text:style-name="Internet_20_link" text:visited-style-name="Visited_20_Internet_20_Link"><text:span text:style-name="Source_20_Text">try</text:span></text:a> statement is left via a <text:a xlink:type="simple" xlink:href="https://docs.python.org/3/reference/simple_stmts.html#break" text:style-name="Internet_20_link" text:visited-style-name="Visited_20_Internet_20_Link"><text:span text:style-name="Source_20_Text">break</text:span></text:a>, <text:a xlink:type="simple" xlink:href="https://docs.python.org/3/reference/simple_stmts.html#continue" text:style-name="Internet_20_link" text:visited-style-name="Visited_20_Internet_20_Link"><text:span text:style-name="Source_20_Text">continue</text:span></text:a> or <text:a xlink:type="simple" xlink:href="https://docs.python.org/3/reference/simple_stmts.html#return" text:style-name="Internet_20_link" text:visited-style-name="Visited_20_Internet_20_Link"><text:span text:style-name="Source_20_Text">return</text:span></text:a> statement. </text:p>
        </text:list-item>
      </text:list>
      <text:p text:style-name="Text_20_body"/>
      <text:p text:style-name="Text_20_body"/>
      <text:h text:style-name="Heading_20_2" text:outline-level="2">Collections</text:h>
      <text:p text:style-name="Text_20_body">Let us see the definition and characteristics of different collection types that are supported by Python.</text:p>
      <text:list xml:id="list3056620295458775999" text:style-name="L15">
        <text:list-item>
          <text:p text:style-name="P34">list </text:p>
          <text:list>
            <text:list-item>
              <text:p text:style-name="P34">Group of elements with index and length </text:p>
            </text:list-item>
            <text:list-item>
              <text:p text:style-name="P34">Elements can be added/inserted at a particular position </text:p>
            </text:list-item>
            <text:list-item>
              <text:p text:style-name="P34">We can access elements in list by using index in [] </text:p>
            </text:list-item>
            <text:list-item>
              <text:p text:style-name="P34">There can be duplicates in a list </text:p>
            </text:list-item>
            <text:list-item>
              <text:p text:style-name="P34">APIs are available to add elements to the list, delete elements from the list and sort the list </text:p>
            </text:list-item>
            <text:list-item>
              <text:p text:style-name="P34">We will see some basic list operations by using simple examples </text:p>
              <text:list>
                <text:list-item>
                  <text:p text:style-name="P34">Adding elements into list (append, insert) </text:p>
                </text:list-item>
                <text:list-item>
                  <text:p text:style-name="P34">Deleting elements from list (pop, clear) </text:p>
                </text:list-item>
                <text:list-item>
                  <text:p text:style-name="P34">Checking how many times an element is repeated in list (count) </text:p>
                </text:list-item>
                <text:list-item>
                  <text:p text:style-name="P34">Get the position of element (index) </text:p>
                </text:list-item>
                <text:list-item>
                  <text:p text:style-name="P34">Sorting elements in the list (sort for in place sort and sorted for sorting and creating new collection) </text:p>
                </text:list-item>
              </text:list>
            </text:list-item>
          </text:list>
        </text:list-item>
        <text:list-item>
          <text:p text:style-name="P34">set </text:p>
          <text:list>
            <text:list-item>
              <text:p text:style-name="P34">Group of unique elements with no index or length </text:p>
            </text:list-item>
            <text:list-item>
              <text:p text:style-name="P34">Elements can be added/inserted but not at a particular position </text:p>
            </text:list-item>
            <text:list-item>
              <text:p text:style-name="P34">We can check whether the element exists using <text:span text:style-name="Strong_20_Emphasis">in</text:span> operator </text:p>
            </text:list-item>
            <text:list-item>
              <text:p text:style-name="P34">There can be no duplicates in a set </text:p>
            </text:list-item>
            <text:list-item>
              <text:p text:style-name="P34"><text:soft-page-break/>APIs are available to add elements to the set, delete elements from the set and perform set operations such as union, intersection etc </text:p>
            </text:list-item>
            <text:list-item>
              <text:p text:style-name="P34">We need to convert set to list to sort the data or use sorted function. There is no API available in set to sort it. </text:p>
            </text:list-item>
            <text:list-item>
              <text:p text:style-name="P34">We will see some basic set operations by using simple examples </text:p>
              <text:list>
                <text:list-item>
                  <text:p text:style-name="P34">Adding elements into set (add) </text:p>
                </text:list-item>
                <text:list-item>
                  <text:p text:style-name="P34">Deleting elements from set (pop/remove, clear) </text:p>
                </text:list-item>
                <text:list-item>
                  <text:p text:style-name="P34">Checking whether element is present in a set ([]) </text:p>
                </text:list-item>
                <text:list-item>
                  <text:p text:style-name="P34">Set operations (union, intersection, difference etc) </text:p>
                </text:list-item>
              </text:list>
            </text:list-item>
          </text:list>
        </text:list-item>
        <text:list-item>
          <text:p text:style-name="P34">dict </text:p>
          <text:list>
            <text:list-item>
              <text:p text:style-name="P34">Group of key value pairs </text:p>
            </text:list-item>
            <text:list-item>
              <text:p text:style-name="P34">Keys are unique </text:p>
            </text:list-item>
            <text:list-item>
              <text:p text:style-name="P34">Values need not be unique </text:p>
            </text:list-item>
            <text:list-item>
              <text:p text:style-name="P34">We can access values using keys </text:p>
            </text:list-item>
            <text:list-item>
              <text:p text:style-name="P34">APIs are available to add new key value pairs to a dict, update values based on keys in dict, extract keys as set from dict, extract values as list from dict, to check whether key exists in the dict etc </text:p>
            </text:list-item>
            <text:list-item>
              <text:p text:style-name="P34">We will see some basic dict operations by using simple examples </text:p>
              <text:list>
                <text:list-item>
                  <text:p text:style-name="P34">Adding elements to dict </text:p>
                </text:list-item>
                <text:list-item>
                  <text:p text:style-name="P34">Removing elements from dict (clear, pop, popitem) </text:p>
                </text:list-item>
                <text:list-item>
                  <text:p text:style-name="P34">Get all keys (keys) </text:p>
                </text:list-item>
                <text:list-item>
                  <text:p text:style-name="P34">Get all key value pairs (items) </text:p>
                </text:list-item>
                <text:list-item>
                  <text:p text:style-name="P18">Get only values (values) </text:p>
                </text:list-item>
              </text:list>
            </text:list-item>
          </text:list>
        </text:list-item>
      </text:list>
      <text:h text:style-name="Heading_20_2" text:outline-level="2">Tuple</text:h>
      <text:p text:style-name="Text_20_body">Now let us understand definition and characteristics of a tuple.</text:p>
      <text:list xml:id="list618270837113596807" text:style-name="L16">
        <text:list-item>
          <text:p text:style-name="P35">Tuple is like object with unnamed attributes </text:p>
        </text:list-item>
        <text:list-item>
          <text:p text:style-name="P35">Values of attributes can be accessed only using positional notation </text:p>
        </text:list-item>
        <text:list-item>
          <text:p text:style-name="P35">It represents individual row in a table or spread sheet with multiple attributes </text:p>
        </text:list-item>
        <text:list-item>
          <text:p text:style-name="P35">We use () to represent tuples </text:p>
        </text:list-item>
        <text:list-item>
          <text:p text:style-name="P35">Tuples are immutable </text:p>
        </text:list-item>
        <text:list-item>
          <text:p text:style-name="P19">Very limited operations are available – e.g.: count, index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37:31.997872469</meta:creation-date>
    <dc:date>2018-11-19T10:25:00.096350960</dc:date>
    <meta:editing-duration>PT3M39S</meta:editing-duration>
    <meta:editing-cycles>2</meta:editing-cycles>
    <meta:generator>LibreOffice/5.1.6.2$Linux_X86_64 LibreOffice_project/10m0$Build-2</meta:generator>
    <meta:document-statistic meta:table-count="164" meta:image-count="8" meta:object-count="0" meta:page-count="10" meta:paragraph-count="286" meta:word-count="2353" meta:character-count="13493" meta:non-whitespace-character-count="11386"/>
  </office:meta>
</office:document-meta>
</file>